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f3f8" officeooo:paragraph-rsid="001312ca"/>
    </style:style>
    <style:style style:name="P2" style:family="paragraph" style:parent-style-name="Standard">
      <style:text-properties officeooo:rsid="001814a7" officeooo:paragraph-rsid="001814a7"/>
    </style:style>
    <style:style style:name="P3" style:family="paragraph" style:parent-style-name="Standard">
      <style:text-properties officeooo:rsid="00198cf2" officeooo:paragraph-rsid="00198cf2"/>
    </style:style>
    <style:style style:name="P4" style:family="paragraph" style:parent-style-name="Standard">
      <style:text-properties officeooo:rsid="001a6e44" officeooo:paragraph-rsid="001a6e44"/>
    </style:style>
    <style:style style:name="T1" style:family="text">
      <style:text-properties officeooo:rsid="001c6c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{{#each pages}}</text:p>
      <text:p text:style-name="P4"/>
      <text:p text:style-name="P4"/>
      <text:p text:style-name="P2">Number: {{number}}</text:p>
      <text:p text:style-name="P2"/>
      <text:p text:style-name="P3">{{#each lines}}</text:p>
      <text:p text:style-name="P3"><text:tab/>{{<text:span text:style-name="T1">qty</text:span>}}</text:p>
      <text:p text:style-name="P3">{{/each}}</text:p>
      <text:p text:style-name="P3"/>
      <text:p text:style-name="P3"/>
      <text:p text:style-name="P4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4:02:17.325400324</meta:creation-date>
    <dc:date>2017-03-28T15:04:50.920863282</dc:date>
    <meta:editing-duration>PT29M56S</meta:editing-duration>
    <meta:editing-cycles>19</meta:editing-cycles>
    <meta:generator>LibreOffice/5.3.1.2$Linux_x86 LibreOffice_project/30m0$Build-2</meta:generator>
    <meta:document-statistic meta:table-count="0" meta:image-count="0" meta:object-count="0" meta:page-count="1" meta:paragraph-count="6" meta:word-count="9" meta:character-count="74" meta:non-whitespace-character-count="70"/>
  </office:meta>
</office:document-meta>
</file>